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d652" officeooo:paragraph-rsid="0002d6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H: Zwei Dateien mit allen Jahren. Einmal für Ankünfte. Die Andere für Übernachtungen.</text:p>
      <text:p text:style-name="P1"/>
      <text:p text:style-name="P1">SH + MVP: Für jeden Monat jedes Jahres eine Datei mit A und Ü.</text:p>
      <text:p text:style-name="P1"/>
      <text:p text:style-name="P1">BRE: Eine Datei mit allen Monaten und Jahren untereinander in chronologischer Reihenfolge. Mit A und Ü.</text:p>
      <text:p text:style-name="P1"/>
      <text:p text:style-name="P1">NI: Eine Datei für jeden Monat mit allen Jahren. Und A und Ü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0:36:17.820000000</meta:creation-date>
    <dc:date>2018-10-19T10:46:33.269000000</dc:date>
    <meta:editing-duration>PT5S</meta:editing-duration>
    <meta:editing-cycles>1</meta:editing-cycles>
    <meta:document-statistic meta:table-count="0" meta:image-count="0" meta:object-count="0" meta:page-count="1" meta:paragraph-count="4" meta:word-count="56" meta:character-count="312" meta:non-whitespace-character-count="260"/>
    <meta:generator>LibreOffice/5.2.0.4$Windows_x86 LibreOffice_project/066b007f5ebcc236395c7d282ba488bca6720265</meta:generator>
  </office:meta>
</office:document-meta>
</file>